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2" draw:master-page-name="Master1-Layout1-title-Diapositive-de-titre" presentation:presentation-page-layout-name="Master1-PPL1" draw:id="Slide-256">
        <draw:frame draw:id="id75" presentation:style-name="a396" draw:name="Titre 1" svg:x="1.66667in" svg:y="1.22743in" svg:width="10in" svg:height="2.61111in" presentation:class="title" presentation:placeholder="false">
          <draw:text-box>
            <text:p text:style-name="a395" text:class-names="" text:cond-style-name=""><text:span text:style-name="a393" text:class-names="">Présentation PJI</text:span><text:span text:style-name="a394" text:class-names=""/></text:p>
          </draw:text-box>
          <svg:title/>
          <svg:desc/>
        </draw:frame>
        <draw:frame draw:id="id76" presentation:style-name="a402" draw:name="Sous-titre 2" svg:x="1.66667in" svg:y="3.93924in" svg:width="10in" svg:height="1.81076in" presentation:class="subtitle" presentation:placeholder="false">
          <draw:text-box>
            <text:p text:style-name="a401" text:class-names="" text:cond-style-name=""><text:span text:style-name="a397" text:class-names="">Théo<text:s text:c="1"/></text:span><text:span text:style-name="a398" text:class-names="">Plockyn</text:span><text:span text:style-name="a399" text:class-names=""><text:s text:c="1"/>et Rémy DEBUE</text:span><text:span text:style-name="a400" text:class-names=""/></text:p>
          </draw:text-box>
          <svg:title/>
          <svg:desc/>
        </draw:frame>
      </draw:page>
      <draw:page draw:name="Slide2" draw:style-name="a403" draw:master-page-name="Master1-Layout1-title-Diapositive-de-titre" presentation:presentation-page-layout-name="Master1-PPL1" draw:id="Slide-257">
        <draw:frame draw:id="id77" presentation:style-name="a407" draw:name="Titre 3" svg:x="1.66667in" svg:y="1.22743in" svg:width="10in" svg:height="2.61111in" presentation:class="title" presentation:placeholder="false">
          <draw:text-box>
            <text:p text:style-name="a406" text:class-names="" text:cond-style-name=""><text:span text:style-name="a404" text:class-names="">Introduction</text:span><text:span text:style-name="a405" text:class-names=""/></text:p>
          </draw:text-box>
          <svg:title/>
          <svg:desc/>
        </draw:frame>
        <draw:frame draw:id="id78" presentation:style-name="a408" draw:name="Sous-titre 4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3" draw:style-name="a409" draw:master-page-name="Master1-Layout2-obj-Titre-et-contenu" presentation:presentation-page-layout-name="Master1-PPL2" draw:id="Slide-258">
        <draw:frame draw:id="id79" presentation:style-name="a413" draw:name="Titre 1" svg:x="0.91667in" svg:y="0.39931in" svg:width="11.5in" svg:height="1.44965in" presentation:class="title" presentation:placeholder="false">
          <draw:text-box>
            <text:p text:style-name="a412" text:class-names="" text:cond-style-name=""><text:span text:style-name="a410" text:class-names="">Equipe 2XS</text:span><text:span text:style-name="a411" text:class-names=""/></text:p>
          </draw:text-box>
          <svg:title/>
          <svg:desc/>
        </draw:frame>
        <draw:frame draw:id="id80" presentation:style-name="a430" draw:name="Espace réservé du contenu 2" svg:x="0.91667in" svg:y="1.99653in" svg:width="11.5in" svg:height="4.75868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4" text:class-names="">Encadré par Gilles Grimaud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/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IRCICA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6" text:class-names="">Type du Projet</text:span><text:span text:style-name="a427" text:class-names=""/></text:p>
              </text:list-item>
            </text:list>
          </draw:text-box>
          <svg:title/>
          <svg:desc/>
        </draw:frame>
      </draw:page>
      <draw:page draw:name="Slide4" draw:style-name="a431" draw:master-page-name="Master1-Layout2-obj-Titre-et-contenu" presentation:presentation-page-layout-name="Master1-PPL2" draw:id="Slide-259">
        <draw:frame draw:id="id81" presentation:style-name="a435" draw:name="Titre 1" svg:x="0.91667in" svg:y="0.39931in" svg:width="11.5in" svg:height="1.44965in" presentation:class="title" presentation:placeholder="false">
          <draw:text-box>
            <text:p text:style-name="a434" text:class-names="" text:cond-style-name=""><text:span text:style-name="a432" text:class-names="">Plan de la présentation</text:span><text:span text:style-name="a433" text:class-names=""/></text:p>
          </draw:text-box>
          <svg:title/>
          <svg:desc/>
        </draw:frame>
        <draw:frame draw:id="id82" presentation:style-name="a452" draw:name="Espace réservé du contenu 2" svg:x="0.91667in" svg:y="1.99653in" svg:width="11.5in" svg:height="4.75868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6" text:class-names="">Internet des Objets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Les problèmes de sécurité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8" text:class-names="">Notre apport et son challenge</text:span><text:span text:style-name="a449" text:class-names=""/></text:p>
              </text:list-item>
            </text:list>
          </draw:text-box>
          <svg:title/>
          <svg:desc/>
        </draw:frame>
      </draw:page>
      <draw:page draw:name="Slide5" draw:style-name="a453" draw:master-page-name="Master1-Layout1-title-Diapositive-de-titre" presentation:presentation-page-layout-name="Master1-PPL1" draw:id="Slide-260">
        <draw:frame draw:id="id83" presentation:style-name="a457" draw:name="Titre 3" svg:x="1.66667in" svg:y="1.22743in" svg:width="10in" svg:height="2.61111in" presentation:class="title" presentation:placeholder="false">
          <draw:text-box>
            <text:p text:style-name="a456" text:class-names="" text:cond-style-name=""><text:span text:style-name="a454" text:class-names="">Conclusion</text:span><text:span text:style-name="a455" text:class-names=""/></text:p>
          </draw:text-box>
          <svg:title/>
          <svg:desc/>
        </draw:frame>
        <draw:frame draw:id="id84" presentation:style-name="a458" draw:name="Sous-titre 4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 style:parent-style-name="Graphics">
      <style:graphic-properties draw:fill="none" fo:clip="rect(0in, 0in, 0in, 0in)" draw:stroke="non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7" style:parent-style-name="Graphics">
      <style:graphic-properties draw:fill="none" fo:clip="rect(0in, 0in, 0in, 0in)" draw:stroke="non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5" style:parent-style-name="Graphics">
      <style:graphic-properties draw:fill="none" fo:clip="rect(0in, 0in, 0in, 0in)" draw:stroke="non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 style:parent-style-name="Graphics">
      <style:graphic-properties draw:fill="none" fo:clip="rect(0in, 0in, 0in, 0in)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" style:parent-style-name="Graphics">
      <style:graphic-properties draw:fill="none" fo:clip="rect(0in, 0in, 0in, 0in)" draw:stroke="non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 style:parent-style-name="Graphics">
      <style:graphic-properties draw:fill="none" fo:clip="rect(0in, 0in, 0in, 0in)" draw:stroke="none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" style:parent-style-name="Graphics">
      <style:graphic-properties draw:fill="none" fo:clip="rect(0in, 0in, 0in, 0in)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 style:parent-style-name="Graphics">
      <style:graphic-properties draw:fill="none" fo:clip="rect(0in, 0in, 0in, 0in)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8" style:parent-style-name="Graphics">
      <style:graphic-properties draw:fill="none" fo:clip="rect(0in, 0in, 0in, 0in)" draw:stroke="non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3" style:parent-style-name="Graphics">
      <style:graphic-properties draw:fill="none" fo:clip="rect(0in, 0in, 0in, 0in)" draw:stroke="non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 style:parent-style-name="Graphics">
      <style:graphic-properties draw:fill="none" fo:clip="rect(0in, 0in, 0in, 0in)" draw:stroke="non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 style:parent-style-name="Graphics">
      <style:graphic-properties draw:fill="none" fo:clip="rect(0in, 0in, 0in, 0in)" draw:stroke="non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draw:frame draw:id="id5" draw:style-name="a34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</style:master-page>
    <style:master-page style:name="Master1-Layout1-title-Diapositive-de-titre" style:page-layout-name="pageLayout1" draw:style-name="a35">
      <draw:frame draw:id="id6" draw:layer="Master1-bg" draw:style-name="a36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7" presentation:style-name="a40" draw:name="Titre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Modifiez le style du titre</text:span><text:span text:style-name="a38" text:class-names=""/></text:p>
        </draw:text-box>
        <svg:title/>
        <svg:desc/>
      </draw:frame>
      <draw:frame draw:id="id8" presentation:style-name="a44" draw:name="Sous-titre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Modifiez le style des sous-titres du masque</text:span><text:span text:style-name="a42" text:class-names=""/></text:p>
        </draw:text-box>
        <svg:title/>
        <svg:desc/>
      </draw:frame>
      <draw:frame draw:id="id9" presentation:style-name="a49" draw:name="Espace réservé de la date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10" presentation:style-name="a52" draw:name="Espace réservé du pied de page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1" presentation:style-name="a56" draw:name="Espace réservé du numéro de diapositive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itre-et-contenu" style:page-layout-name="pageLayout1" draw:style-name="a57">
      <draw:frame draw:id="id12" draw:layer="Master1-bg" draw:style-name="a58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13" presentation:style-name="a62" draw:name="Titre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Modifiez le style du titre</text:span><text:span text:style-name="a60" text:class-names=""/></text:p>
        </draw:text-box>
        <svg:title/>
        <svg:desc/>
      </draw:frame>
      <draw:frame draw:id="id14" presentation:style-name="a79" draw:name="Espace réservé du contenu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Modifiez les styles du texte du masque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Deuxième niveau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Cinquième niveau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name="Espace réservé de la date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name="Espace réservé du pied de page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Espace réservé du numéro de diapositive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Titre-de-section" style:page-layout-name="pageLayout1" draw:style-name="a92">
      <draw:frame draw:id="id18" draw:layer="Master1-bg" draw:style-name="a93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19" presentation:style-name="a97" draw:name="Titre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Modifiez le style du titre</text:span><text:span text:style-name="a95" text:class-names=""/></text:p>
        </draw:text-box>
        <svg:title/>
        <svg:desc/>
      </draw:frame>
      <draw:frame draw:id="id20" presentation:style-name="a101" draw:name="Espace réservé du texte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Modifiez les styles du texte du masque</text:span></text:p>
            </text:list-item>
          </text:list>
        </draw:text-box>
        <svg:title/>
        <svg:desc/>
      </draw:frame>
      <draw:frame draw:id="id21" presentation:style-name="a106" draw:name="Espace réservé de la date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name="Espace réservé du pied de page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Espace réservé du numéro de diapositive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eux-contenus" style:page-layout-name="pageLayout1" draw:style-name="a114">
      <draw:frame draw:id="id24" draw:layer="Master1-bg" draw:style-name="a115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25" presentation:style-name="a119" draw:name="Titre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Modifiez le style du titre</text:span><text:span text:style-name="a117" text:class-names=""/></text:p>
        </draw:text-box>
        <svg:title/>
        <svg:desc/>
      </draw:frame>
      <draw:frame draw:id="id26" presentation:style-name="a136" draw:name="Espace réservé du contenu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Modifiez les styles du texte du masque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Deuxième niveau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Cinquième niveau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3" draw:name="Espace réservé du contenu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Modifiez les styles du texte du masque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Deuxième niveau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Cinquième niveau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8" draw:name="Espace réservé de la date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9" presentation:style-name="a161" draw:name="Espace réservé du pied de page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0" presentation:style-name="a165" draw:name="Espace réservé du numéro de diapositive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ison" style:page-layout-name="pageLayout1" draw:style-name="a166">
      <draw:frame draw:id="id31" draw:layer="Master1-bg" draw:style-name="a167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32" presentation:style-name="a171" draw:name="Titre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33" presentation:style-name="a175" draw:name="Espace réservé du texte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Modifiez les styles du texte du masque</text:span></text:p>
            </text:list-item>
          </text:list>
        </draw:text-box>
        <svg:title/>
        <svg:desc/>
      </draw:frame>
      <draw:frame draw:id="id34" presentation:style-name="a192" draw:name="Espace réservé du contenu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Modifiez les styles du texte du masque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Cinquième niveau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96" draw:name="Espace réservé du texte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213" draw:name="Espace réservé du contenu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Modifiez les styles du texte du masque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Deuxième niveau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Cinquième niveau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18" draw:name="Espace réservé de la date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8" presentation:style-name="a221" draw:name="Espace réservé du pied de page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9" presentation:style-name="a225" draw:name="Espace réservé du numéro de diapositive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Titre-seul" style:page-layout-name="pageLayout1" draw:style-name="a226">
      <draw:frame draw:id="id40" draw:layer="Master1-bg" draw:style-name="a227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41" presentation:style-name="a231" draw:name="Titre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Modifiez le style du titre</text:span><text:span text:style-name="a229" text:class-names=""/></text:p>
        </draw:text-box>
        <svg:title/>
        <svg:desc/>
      </draw:frame>
      <draw:frame draw:id="id42" presentation:style-name="a236" draw:name="Espace réservé de la date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43" presentation:style-name="a239" draw:name="Espace réservé du pied de page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4" presentation:style-name="a243" draw:name="Espace réservé du numéro de diapositive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Vide" style:page-layout-name="pageLayout1" draw:style-name="a244">
      <draw:frame draw:id="id45" draw:layer="Master1-bg" draw:style-name="a245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46" presentation:style-name="a250" draw:name="Espace réservé de la date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47" presentation:style-name="a253" draw:name="Espace réservé du pied de page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8" presentation:style-name="a257" draw:name="Espace réservé du numéro de diapositive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8">
      <draw:frame draw:id="id49" draw:layer="Master1-bg" draw:style-name="a259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50" presentation:style-name="a263" draw:name="Titre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Modifiez le style du titre</text:span><text:span text:style-name="a261" text:class-names=""/></text:p>
        </draw:text-box>
        <svg:title/>
        <svg:desc/>
      </draw:frame>
      <draw:frame draw:id="id51" presentation:style-name="a280" draw:name="Espace réservé du contenu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Modifiez les styles du texte du masque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euxièm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Cinquièm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84" draw:name="Espace réservé du texte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Modifiez les styles du texte du masque</text:span></text:p>
            </text:list-item>
          </text:list>
        </draw:text-box>
        <svg:title/>
        <svg:desc/>
      </draw:frame>
      <draw:frame draw:id="id53" presentation:style-name="a289" draw:name="Espace réservé de la date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54" presentation:style-name="a292" draw:name="Espace réservé du pied de page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55" presentation:style-name="a296" draw:name="Espace réservé du numéro de diapositive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-avec-légende" style:page-layout-name="pageLayout1" draw:style-name="a297">
      <draw:frame draw:id="id56" draw:layer="Master1-bg" draw:style-name="a298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57" presentation:style-name="a302" draw:name="Titre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Modifiez le style du titre</text:span><text:span text:style-name="a300" text:class-names=""/></text:p>
        </draw:text-box>
        <svg:title/>
        <svg:desc/>
      </draw:frame>
      <draw:frame draw:id="id58" presentation:style-name="a305" draw:name="Espace réservé pour une image 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59" presentation:style-name="a309" draw:name="Espace réservé du texte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Modifiez les styles du texte du masque</text:span></text:p>
            </text:list-item>
          </text:list>
        </draw:text-box>
        <svg:title/>
        <svg:desc/>
      </draw:frame>
      <draw:frame draw:id="id60" presentation:style-name="a314" draw:name="Espace réservé de la date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61" presentation:style-name="a317" draw:name="Espace réservé du pied de page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62" presentation:style-name="a321" draw:name="Espace réservé du numéro de diapositive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22">
      <draw:frame draw:id="id63" draw:layer="Master1-bg" draw:style-name="a323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64" presentation:style-name="a327" draw:name="Titre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Modifiez le style du titre</text:span><text:span text:style-name="a325" text:class-names=""/></text:p>
        </draw:text-box>
        <svg:title/>
        <svg:desc/>
      </draw:frame>
      <draw:frame draw:id="id65" presentation:style-name="a344" draw:name="Espace réservé du texte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Modifiez les styles du texte du masque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Deuxième niveau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Cinquième niveau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49" draw:name="Espace réservé de la date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67" presentation:style-name="a352" draw:name="Espace réservé du pied de page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8" presentation:style-name="a356" draw:name="Espace réservé du numéro de diapositive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57">
      <draw:frame draw:id="id69" draw:layer="Master1-bg" draw:style-name="a358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70" presentation:style-name="a362" draw:name="Titre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Modifiez le style du titre</text:span><text:span text:style-name="a360" text:class-names=""/></text:p>
        </draw:text-box>
        <svg:title/>
        <svg:desc/>
      </draw:frame>
      <draw:frame draw:id="id71" presentation:style-name="a379" draw:name="Espace réservé du texte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Modifiez les styles du texte du masque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Deuxième niveau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Cinquième niveau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384" draw:name="Espace réservé de la date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73" presentation:style-name="a387" draw:name="Espace réservé du pied de page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74" presentation:style-name="a391" draw:name="Espace réservé du numéro de diapositive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JI</dc:title>
    <meta:initial-creator>Remy</meta:initial-creator>
    <dc:creator>Remy</dc:creator>
    <meta:creation-date>2016-04-25T11:46:04Z</meta:creation-date>
    <dc:date>2016-04-25T11:56:56Z</dc:date>
    <meta:editing-cycles>1</meta:editing-cycles>
    <meta:editing-duration>PT652S</meta:editing-duration>
    <meta:document-statistic meta:paragraph-count="16" meta:word-count="35"/>
  </office:meta>
</office:document-meta>
</file>